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_20_with_20_data">
      <style:table-properties table:display="true" style:writing-mode="lr-tb"/>
    </style:style>
    <number:number-style style:name="N20000" number:language="en" number:country="US">
      <number:number number:min-integer-digits="1"/>
    </number:number-style>
    <number:number-style style:name="N20004" number:language="en" number:country="US">
      <number:number number:decimal-places="2" loext:min-decimal-places="2" number:min-integer-digits="1" number:grouping="true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 style:data-style-name="N20000">
      <style:table-cell-properties style:rotation-align="none"/>
    </style:style>
    <style:style style:name="ce6" style:family="table-cell" style:parent-style-name="Default" style:data-style-name="N20037">
      <style:table-cell-properties style:rotation-align="none"/>
    </style:style>
    <style:style style:name="ce7" style:family="table-cell" style:parent-style-name="Default" style:data-style-name="N2000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ce1"/>
        <table:table-row table:style-name="ro1">
          <table:table-cell office:value-type="string" calcext:value-type="string">
            <text:p>First sheet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 with data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62" table:default-cell-style-name="ce1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umber</text:p>
          </table:table-cell>
          <table:table-cell table:number-columns-repeated="61"/>
        </table:table-row>
        <table:table-row table:style-name="ro1">
          <table:table-cell table:style-name="ce6" office:value-type="date" office:date-value="2019-12-01" calcext:value-type="date">
            <text:p>12/01/19</text:p>
          </table:table-cell>
          <table:table-cell table:style-name="ce5" office:value-type="string" calcext:value-type="string">
            <text:p>text value ,;</text:p>
          </table:table-cell>
          <table:table-cell table:style-name="ce7" office:value-type="float" office:value="11.2" calcext:value-type="float">
            <text:p>11.20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9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9P0"/>
    </number:number-style>
    <number:number-style style:name="N10111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1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1P0"/>
    </number:number-style>
    <number:number-style style:name="N10112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2P0"/>
    </number:number-style>
    <number:date-style style:name="N10113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4" number:language="uk" number:country="UA">
      <number:day number:style="long"/>
      <number:text>.</number:text>
      <number:month number:textual="true"/>
    </number:date-style>
    <number:date-style style:name="N10115" number:language="uk" number:country="UA">
      <number:month number:textual="true"/>
      <number:text>.</number:text>
      <number:year/>
    </number:date-style>
    <number:time-style style:name="N10116" number:language="uk" number:country="UA">
      <number:hours/>
      <number:text>:</number:text>
      <number:minutes number:style="long"/>
      <number:text> </number:text>
      <number:am-pm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uk" number:country="UA">
      <number:hours/>
      <number:text>:</number:text>
      <number:minutes number:style="long"/>
    </number:time-style>
    <number:time-style style:name="N10119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20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2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3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3P0"/>
    </number:number-style>
    <number:number-style style:name="N10125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5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5P0"/>
    </number:number-style>
    <number:number-style style:name="N10126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6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6P0"/>
    </number:number-style>
    <number:number-style style:name="N10130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2" style:volatile="true" number:language="uk" number:country="UA">
      <loext:text> </loext:text>
      <loext:fill-character> </loext:fill-character>
      <number:text>-         </number:text>
    </number:number-style>
    <number:text-style style:name="N10130" number:language="uk" number:country="U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2" style:volatile="true" number:language="uk" number:country="UA">
      <loext:text> </loext:text>
      <loext:fill-character> </loext:fill-character>
      <number:text>- грн. </number:text>
    </number:number-style>
    <number:text-style style:name="N10134" number:language="uk" number:country="U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38" number:language="uk" number:country="U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42" number:language="uk" number:country="U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03:33:29.844647616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орінка </text:span><text:span text:style-name="MT1"><text:page-number>1</text:page-number></text:span></text:p>
      </style:footer>
      <style:footer-left style:display="false"/>
    </style:master-page>
    <style:master-page style:name="PageStyle_5f_sheet_20_with_20_data" style:display-name="PageStyle_sheet with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орінк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2T02:01:32</meta:creation-date>
    <dc:language>uk-UA</dc:language>
    <dc:date>2020-02-24T03:33:41.692118839</dc:date>
    <meta:editing-cycles>4</meta:editing-cycles>
    <meta:editing-duration>PT26M11S</meta:editing-duration>
    <meta:generator>LibreOffice/6.3.3.2.0$Linux_X86_64 LibreOffice_project/30$Build-2</meta:generator>
    <meta:document-statistic meta:table-count="2" meta:cell-count="7" meta:object-count="0"/>
  </office:meta>
</office:document-meta>
</file>